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fdf8" officeooo:paragraph-rsid="003419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5a366" officeooo:paragraph-rsid="003419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41927" officeooo:paragraph-rsid="003419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a5436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a543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3a5436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519ee" officeooo:paragraph-rsid="003519ee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5a366" officeooo:paragraph-rsid="00341927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5a366" officeooo:paragraph-rsid="0034192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5a366" officeooo:paragraph-rsid="00341927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b60de" officeooo:paragraph-rsid="003b60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b60de" officeooo:paragraph-rsid="003b60de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weight="normal" officeooo:rsid="0035a366" officeooo:paragraph-rsid="00341927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35a366" officeooo:paragraph-rsid="00341927" style:font-weight-asian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70359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4192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71576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86a7c" style:font-size-asian="12pt" style:font-weight-asian="bold" style:font-size-complex="12pt" style:font-weight-complex="bold"/>
    </style:style>
    <style:style style:name="T9" style:family="text">
      <style:text-properties officeooo:rsid="00370359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3fdf8" style:font-size-asian="12pt" style:font-size-complex="12pt"/>
    </style:style>
    <style:style style:name="T12" style:family="text">
      <style:text-properties officeooo:rsid="0034192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loext:opacity="100%" fo:background-color="#ff8000" loext:char-shading-value="0"/>
    </style:style>
    <style:style style:name="T1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15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D1" office:value-type="string">
            <text:p text:style-name="P7">4xx - A2A</text:p>
          </table:table-cell>
          <table:table-cell table:style-name="Table1.B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8"><text:span text:style-name="T7">4</text:span><text:span text:style-name="T8">0</text:span><text:span text:style-name="T7">1</text:span><text:span text:style-name="T3"> - </text:span><text:span text:style-name="T1">A/</text:span><text:span text:style-name="T2">A</text:span><text:span text:style-name="T1"> Weapon</text:span><text:span text:style-name="T4">s - </text:span><text:span text:style-name="T5">R-60M (AA-8 Aphid), </text:span><text:span text:style-name="T6">R-73 (AA-11 Archer)</text:span></text:p>
      <text:p text:style-name="P1"/>
      <text:p text:style-name="P4">All</text:p>
      <text:list text:style-name="L1">
        <text:list-item>
          <text:p text:style-name="P9">Press <text:span text:style-name="T13">B1</text:span> to enter A/A missile mode</text:p>
        </text:list-item>
        <text:list-item>
          <text:p text:style-name="P10"><text:span text:style-name="T14">WARNING Missile goes after biggest heat source, don't fire into a furball</text:span>.</text:p>
        </text:list-item>
      </text:list>
      <text:p text:style-name="P5"/>
      <text:p text:style-name="P3">R-60M <text:span text:style-name="T9">(AA-8 </text:span>Aphid<text:span text:style-name="T9">)</text:span> -- Limited all aspect, short range</text:p>
      <text:list text:style-name="L2">
        <text:list-item>
          <text:p text:style-name="P16"><text:span text:style-name="T11">P</text:span><text:span text:style-name="T10">ut crosshairs on target.</text:span></text:p>
        </text:list-item>
        <text:list-item>
          <text:p text:style-name="P11">When you have tone, press and hold <text:span text:style-name="T13">Trigger</text:span> to fire.</text:p>
        </text:list-item>
        <text:list-item>
          <text:p text:style-name="P11">Missile has very short range.</text:p>
        </text:list-item>
      </text:list>
      <text:p text:style-name="P2"/>
      <text:p text:style-name="P3"><text:span text:style-name="T12">R-73</text:span> <text:span text:style-name="T9">(AA-</text:span><text:span text:style-name="T12">11 Archer</text:span><text:span text:style-name="T9">)</text:span> -- <text:span text:style-name="T12">A</text:span>ll aspect</text:p>
      <text:list text:style-name="L3">
        <text:list-item>
          <text:p text:style-name="P17"><text:span text:style-name="T11">P</text:span><text:span text:style-name="T10">ut crosshairs on target.</text:span></text:p>
        </text:list-item>
        <text:list-item>
          <text:p text:style-name="P12">When you have tone, press and hold <text:span text:style-name="T13">Trigger</text:span> to fire.</text:p>
        </text:list-item>
      </text:list>
      <text:p text:style-name="P13"/>
      <text:p text:style-name="P15">Cannon -- WIP</text:p>
      <text:list xml:id="list3756583372" text:style-name="L4">
        <text:list-item>
          <text:p text:style-name="P14">Press <text:span text:style-name="T13">Gray Reset Hat back</text:span> to toggle cannon on.</text:p>
        </text:list-item>
        <text:list-item>
          <text:p text:style-name="P14">Put target wingspan in funnel, press <text:span text:style-name="T13">Trigger</text:span> to fi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5T20:38:33.377000000</dc:date>
    <meta:editing-duration>PT6H3M6S</meta:editing-duration>
    <meta:editing-cycles>4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0" meta:word-count="127" meta:character-count="633" meta:non-whitespace-character-count="535"/>
  </office:meta>
</office:document-meta>
</file>